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paragraph-properties fo:margin-top="0cm" fo:margin-bottom="0cm" loext:contextual-spacing="false" fo:line-height="100%"/>
    </style:style>
    <style:style style:name="P3" style:family="paragraph" style:parent-style-name="Heading_20_3">
      <style:paragraph-properties fo:margin-top="0cm" fo:margin-bottom="0cm" loext:contextual-spacing="false" fo:line-height="100%"/>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5" style:family="paragraph" style:parent-style-name="Standard">
      <style:paragraph-properties fo:margin-left="0cm" fo:margin-right="0cm" fo:text-indent="0cm" style:auto-text-indent="false"/>
    </style:style>
    <style:style style:name="P6" style:family="paragraph" style:parent-style-name="Heading_20_3">
      <style:paragraph-properties fo:margin-left="0cm" fo:margin-right="0cm" fo:margin-top="0.564cm" fo:margin-bottom="0.141cm" loext:contextual-spacing="false" fo:line-height="115%" fo:text-align="start" style:justify-single-word="false" fo:keep-together="always" fo:orphans="2" fo:widows="2" fo:text-indent="0cm" style:auto-text-indent="false" fo:padding="0cm" fo:border="none" fo:keep-with-next="always"/>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2.54cm" fo:margin-right="0cm" fo:text-indent="0cm" style:auto-text-indent="false"/>
    </style:style>
    <style:style style:name="P9" style:family="paragraph" style:parent-style-name="Heading_20_3">
      <style:paragraph-properties fo:break-before="page"/>
    </style:style>
    <style:style style:name="P10" style:family="paragraph" style:parent-style-name="Standard" style:list-style-name="WWNum1">
      <style:paragraph-properties fo:margin-left="1.27cm" fo:margin-right="0cm" fo:text-indent="-0.635cm" style:auto-text-indent="false"/>
    </style:style>
    <style:style style:name="P11" style:family="paragraph" style:parent-style-name="Standard" style:list-style-name="WWNum6">
      <style:paragraph-properties fo:margin-left="1.27cm" fo:margin-right="0cm" fo:text-indent="-0.635cm" style:auto-text-indent="false"/>
    </style:style>
    <style:style style:name="P12" style:family="paragraph" style:parent-style-name="Standard" style:list-style-name="WWNum9">
      <style:paragraph-properties fo:margin-left="1.27cm" fo:margin-right="0cm" fo:text-indent="-0.635cm" style:auto-text-indent="false"/>
    </style:style>
    <style:style style:name="P13" style:family="paragraph" style:parent-style-name="Standard" style:list-style-name="WWNum14">
      <style:paragraph-properties fo:margin-left="1.27cm" fo:margin-right="0cm" fo:text-indent="-0.635cm" style:auto-text-indent="false"/>
    </style:style>
    <style:style style:name="P14" style:family="paragraph" style:parent-style-name="Standard" style:list-style-name="WWNum2">
      <style:paragraph-properties fo:margin-left="1.27cm" fo:margin-right="0cm" fo:text-indent="-0.635cm" style:auto-text-indent="false"/>
    </style:style>
    <style:style style:name="P15" style:family="paragraph" style:parent-style-name="Standard" style:list-style-name="WWNum5">
      <style:paragraph-properties fo:margin-left="1.27cm" fo:margin-right="0cm" fo:text-indent="-0.635cm" style:auto-text-indent="false"/>
    </style:style>
    <style:style style:name="P16" style:family="paragraph" style:parent-style-name="Standard" style:list-style-name="WWNum10">
      <style:paragraph-properties fo:margin-left="1.27cm" fo:margin-right="0cm" fo:text-indent="-0.635cm" style:auto-text-indent="false"/>
    </style:style>
    <style:style style:name="P17" style:family="paragraph" style:parent-style-name="Standard" style:list-style-name="WWNum7">
      <style:paragraph-properties fo:margin-left="1.27cm" fo:margin-right="0cm" fo:text-indent="-0.635cm" style:auto-text-indent="false"/>
    </style:style>
    <style:style style:name="P18" style:family="paragraph" style:parent-style-name="Standard" style:list-style-name="WWNum12">
      <style:paragraph-properties fo:margin-left="1.27cm" fo:margin-right="0cm" fo:text-indent="-0.635cm" style:auto-text-indent="false"/>
    </style:style>
    <style:style style:name="P19" style:family="paragraph" style:parent-style-name="Standard" style:list-style-name="WWNum8">
      <style:paragraph-properties fo:margin-left="1.27cm" fo:margin-right="0cm" fo:text-indent="-0.635cm" style:auto-text-indent="false"/>
    </style:style>
    <style:style style:name="P20" style:family="paragraph" style:parent-style-name="Standard" style:list-style-name="WWNum13">
      <style:paragraph-properties fo:margin-left="1.27cm" fo:margin-right="0cm" fo:text-indent="-0.635cm" style:auto-text-indent="false"/>
    </style:style>
    <style:style style:name="P21" style:family="paragraph" style:parent-style-name="Standard" style:list-style-name="WWNum11">
      <style:paragraph-properties fo:margin-left="1.27cm" fo:margin-right="0cm" fo:text-indent="-0.635cm" style:auto-text-indent="false"/>
    </style:style>
    <style:style style:name="P22" style:family="paragraph" style:parent-style-name="Standard" style:list-style-name="WWNum3">
      <style:paragraph-properties fo:margin-left="1.27cm" fo:margin-right="0cm" fo:text-indent="-0.635cm" style:auto-text-indent="false"/>
    </style:style>
    <style:style style:name="P23" style:family="paragraph" style:parent-style-name="Standard" style:list-style-name="WWNum4">
      <style:paragraph-properties fo:margin-left="1.27cm" fo:margin-right="0cm" fo:text-indent="-0.635cm" style:auto-text-indent="false"/>
    </style:style>
    <style:style style:name="P24" style:family="paragraph" style:parent-style-name="Standard" style:list-style-name="WWNum3">
      <style:paragraph-properties fo:margin-left="2.54cm" fo:margin-right="0cm" fo:text-indent="-0.635cm" style:auto-text-indent="false"/>
    </style:style>
    <style:style style:name="P25" style:family="paragraph" style:parent-style-name="Standard" style:list-style-name="WWNum4">
      <style:paragraph-properties fo:margin-left="2.54cm" fo:margin-right="0cm" fo:text-indent="-0.635cm" style:auto-text-indent="false"/>
    </style:style>
    <style:style style:name="P26" style:family="paragraph" style:parent-style-name="Standard" style:list-style-name="WWNum3">
      <style:paragraph-properties fo:margin-left="2.54cm" fo:margin-right="0cm" fo:text-indent="-0.635cm" style:auto-text-indent="false"/>
      <style:text-properties officeooo:rsid="001fe817" officeooo:paragraph-rsid="001fe817"/>
    </style:style>
    <style:style style:name="P27" style:family="paragraph" style:parent-style-name="Standard" style:list-style-name="WWNum3">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style>
    <style:style style:name="P28" style:family="paragraph" style:parent-style-name="Standard" style:list-style-name="WWNum3">
      <style:paragraph-properties fo:margin-left="3.81cm" fo:margin-right="0cm" fo:text-indent="-0.635cm" style:auto-text-indent="false"/>
    </style:style>
    <style:style style:name="P29" style:family="paragraph" style:parent-style-name="Standard" style:list-style-name="WWNum4">
      <style:paragraph-properties fo:margin-left="3.81cm" fo:margin-right="0cm" fo:text-indent="-0.635cm" style:auto-text-indent="false"/>
    </style:style>
    <style:style style:name="P30" style:family="paragraph" style:parent-style-name="Heading_20_1" style:list-style-name="WWNum4">
      <loext:graphic-properties draw:fill="solid" draw:fill-color="#ffffff"/>
      <style:paragraph-properties fo:margin-left="2.54cm" fo:margin-right="0cm" fo:margin-top="0cm" fo:margin-bottom="0cm" loext:contextual-spacing="false" fo:line-height="120%" fo:keep-together="auto" fo:text-indent="-0.635cm" style:auto-text-indent="false" fo:background-color="#ffffff" fo:keep-with-next="auto"/>
    </style:style>
    <style:style style:name="P31" style:family="paragraph" style:parent-style-name="Heading_20_3">
      <style:text-properties fo:color="#000000"/>
    </style:style>
    <style:style style:name="P32" style:family="paragraph" style:parent-style-name="Title" style:master-page-name="Standard">
      <style:paragraph-properties fo:text-align="center" style:justify-single-word="false" style:page-number="1"/>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color="#1155cc" fo:font-size="11pt" style:text-underline-style="solid" style:text-underline-width="auto" style:text-underline-color="font-color" style:font-size-asian="11pt" style:font-size-complex="11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officeooo:rsid="001f17d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rhhult8he6af"/>Icesi DevOps Club 2019/02:</text:p>
      <text:p text:style-name="P1"/>
      <text:p text:style-name="P3"><text:bookmark text:name="_ba1k3fn4eelc"/><text:span text:style-name="T2">Location</text:span><text:span text:style-name="T1">: Universidad Icesi</text:span></text:p>
      <text:p text:style-name="P3"><text:bookmark text:name="_ba1k3fn4eelc1"/><text:span text:style-name="T2">Meeting Hours</text:span><text:span text:style-name="T1">: Every Thursday from 18:00 to 20:00</text:span></text:p>
      <text:p text:style-name="Standard"><text:span text:style-name="T3">Duration: </text:span><text:span text:style-name="T4">12 sessions</text:span></text:p>
      <text:p text:style-name="P2"><text:span text:style-name="T3">Release</text:span>: 1</text:p>
      <text:p text:style-name="P4"><text:span text:style-name="T3">Github</text:span>: www.github.com/Icesi-DevOps<office:annotation office:name="__Annotation__25_2535812757"><dc:creator>Daniel Barragán Calderón</dc:creator><dc:date>2019-07-28T03:50:29</dc:date><text:p><text:span text:style-name="T11">PENDING</text:span></text:p></office:annotation></text:p>
      <text:p text:style-name="Heading_20_3"><text:bookmark text:name="_mt0g3iz0yhv4"/><office:annotation-end office:name="__Annotation__25_2535812757"/><text:span text:style-name="T1">Primary O</text:span><office:annotation office:name="__Annotation__33_2535812757"><dc:creator>Daniel Barragán Calderón</dc:creator><dc:date>2019-07-19T14:36:03</dc:date><text:p><text:span text:style-name="T11">I'm thinking about having use cases as the guide for the sessions. According to this we might have a diagram where the use case is the starting point, then we expand that use case into process(es) and after that we match the process with tools. This will also give us the opportunity to go back into the same cases and do improvements</text:span></text:p></office:annotation><office:annotation office:name="__Annotation__31_2535812757"><dc:creator>Martín Chávez</dc:creator><dc:date>2019-07-07T21:23:05</dc:date><text:p><text:span text:style-name="T11">I suggest choose one of those methodologies (iterative or incremental): https://drive.google.com/file/d/1OuMysBkYsyNEos0oQaOz7S97J3WFal17/view?usp=sharing</text:span></text:p></office:annotation><text:span text:style-name="T1">bjective:</text:span><office:annotation-end office:name="__Annotation__31_2535812757"/><office:annotation-end office:name="__Annotation__33_2535812757"/></text:p>
      <text:list xml:id="list3243802261" text:style-name="WWNum1">
        <text:list-item>
          <text:p text:style-name="P10">Use the appropriate set of engineering tools and techniques for the solution of engineering problems. Problems will belong to the context of cloud computing services deployment.</text:p>
        </text:list-item>
      </text:list>
      <text:p text:style-name="P6"><text:bookmark text:name="_3xd2fe32ud6"/><text:span text:style-name="T4">Secondary</text:span> Objectives</text:p>
      <text:list xml:id="list173546457302246" text:continue-numbering="true" text:style-name="WWNum1">
        <text:list-item>
          <text:p text:style-name="P10">Know about tools and techniques that match with engineering software processes.</text:p>
        </text:list-item>
        <text:list-item>
          <text:p text:style-name="P10">Use engineering tools and techniques in the creation of <text:span text:style-name="T10">agile software development solutions.</text:span></text:p>
        </text:list-item>
        <text:list-item>
          <text:p text:style-name="P10">Use advanced technical vocabulary for the public presentation of architectures and s<text:span text:style-name="T10">oftware development solutions.</text:span></text:p>
        </text:list-item>
      </text:list>
      <text:p text:style-name="P31"><text:bookmark text:name="_ar6bin1rncxc"/>Club Results: </text:p>
      <text:list xml:id="list4108643435" text:style-name="WWNum6">
        <text:list-item>
          <text:p text:style-name="P11">First iteration of DevOps career plan (matrix of skills and levels)</text:p>
        </text:list-item>
        <text:list-item>
          <text:p text:style-name="P11">Portfolio of problems with detailed requirements </text:p>
        </text:list-item>
      </text:list>
      <text:p text:style-name="P6"><text:bookmark text:name="_m3gksodxmr1e"/>Members <text:span text:style-name="T4">Results</text:span> </text:p>
      <text:list xml:id="list1219343651" text:style-name="WWNum9">
        <text:list-item>
          <text:p text:style-name="P12"><text:bookmark-start text:name="__DdeLink__534_1288296204"/>Members are able to explain the purpose of a set of cloud computing resources<text:bookmark-end text:name="__DdeLink__534_1288296204"/></text:p>
        </text:list-item>
        <text:list-item>
          <text:p text:style-name="P12">Members are able to design cloud architectures that solved cloud computing services deployment problems</text:p>
        </text:list-item>
        <text:list-item>
          <text:p text:style-name="P12">Members are able to explain to others with the appropriate technical vocabulary how the tools and techniques were integrated in order to get the solution</text:p>
        </text:list-item>
      </text:list>
      <text:p text:style-name="P31"><text:bookmark text:name="_ladmgmlgo2hv"/>Methodology</text:p>
      <text:p text:style-name="Standard">Each session will be dedicated to understand, discuss and solve an engineering problem. Problems will belong to the context of cloud computing services deployment. <text:bookmark-start text:name="__DdeLink__538_1288296204"/><text:bookmark-start text:name="__DdeLink__536_1288296204"/>An expanded explanation of a club session is as follows:<text:bookmark-end text:name="__DdeLink__538_1288296204"/><text:bookmark-end text:name="__DdeLink__536_1288296204"/></text:p>
      <text:list xml:id="list2591426765" text:style-name="WWNum14">
        <text:list-item>
          <text:p text:style-name="P13">Teams are randomly created</text:p>
        </text:list-item>
        <text:list-item>
          <text:p text:style-name="P13">Problem is presented, deadline is also established (this might be from one week to two weeks)</text:p>
        </text:list-item>
        <text:list-item>
          <text:p text:style-name="P13">Problem is discussed. Requirements are collected by the teams</text:p>
        </text:list-item>
        <text:list-item>
          <text:p text:style-name="P13">Teams must determine the processes to follow <text:bookmark-start text:name="__DdeLink__540_1288296204"/>in order to achieve the desired goals.<text:bookmark-end text:name="__DdeLink__540_1288296204"/> <text:bookmark-start text:name="__DdeLink__542_1288296204"/>Processes include but are not limited to<text:bookmark-end text:name="__DdeLink__542_1288296204"/>: versioning, software methodology, software architecture, infrastructure architecture, integration strategy, testing (unit, end to end, <text:soft-page-break/>performance, acceptance), deployment, monitoring, security, cloud provider selection, minimun viable product. <text:bookmark-start text:name="__DdeLink__544_1288296204"/>Constraints will be defined by the nature of the problem<text:bookmark-end text:name="__DdeLink__544_1288296204"/></text:p>
        </text:list-item>
        <text:list-item>
          <text:p text:style-name="P13"><text:bookmark-start text:name="__DdeLink__548_1288296204"/><text:bookmark-start text:name="__DdeLink__546_1288296204"/>Teams present the selected processes. This selection is publicly discussed <text:bookmark-end text:name="__DdeLink__548_1288296204"/><text:bookmark-end text:name="__DdeLink__546_1288296204"/></text:p>
        </text:list-item>
        <text:list-item>
          <text:p text:style-name="P13">Teams are able to adopt the chosen processes by other teams</text:p>
        </text:list-item>
        <text:list-item>
          <text:p text:style-name="P13"><text:bookmark-start text:name="__DdeLink__550_1288296204"/>Teams work on the solution. Teams match the defined processes with tools and techniques<text:bookmark-end text:name="__DdeLink__550_1288296204"/></text:p>
        </text:list-item>
        <text:list-item>
          <text:p text:style-name="P13">Solutions are publicly presented and discussed</text:p>
        </text:list-item>
      </text:list>
      <text:p text:style-name="Standard"/>
      <text:p text:style-name="Standard"><text:bookmark-start text:name="__DdeLink__552_1288296204"/><text:bookmark-start text:name="__DdeLink__555_1288296204"/>Among<text:bookmark-end text:name="__DdeLink__552_1288296204"/> with each session the topics listed<text:bookmark-end text:name="__DdeLink__555_1288296204"/> in the core topics session will be covered using an active learning strategy</text:p>
      <text:p text:style-name="Standard"/>
      <text:p text:style-name="P6"><text:bookmark text:name="_ktu5fn9tn7gs"/><text:span text:style-name="T4">Problem</text:span> Cases</text:p>
      <text:p text:style-name="Standard"/>
      <text:list xml:id="list701330768" text:style-name="WWNum2">
        <text:list-item>
          <text:p text:style-name="P14">Create an application that allows to the members of the DevOps club to store in a database a list of skills and levels per member. The matrix of skills and levels will be expanded with time according with emerging technologies and the club maturity. It must be possible to perform queries according to name, skill level, technology. The information in the matrix can be updated by a request of all of the members of the club. The application will allow to active and deactivate users. An authorization method is needed. Public access is available for read only queries.</text:p>
        </text:list-item>
      </text:list>
      <text:p text:style-name="Standard"/>
      <text:p text:style-name="P7">Possible matched core topics: 1 to 9</text:p>
      <text:p text:style-name="P8"/>
      <text:list xml:id="list2212931642" text:style-name="WWNum5">
        <text:list-item>
          <text:p text:style-name="P15">Deploy the created solution in a cloud environment using virtual machines. The application must provide high availability in terms of the application and the database. All tests must pass in order to create a valid artifact. Performance test are needed. Monitoring and alerts must be in place also. The deployment and rollback must be done automatically. Only privileged users are able to get into production instances. Failovers must be automatically tested. All infrastructure must be able to be deleted instantly or re-created in another region. The cost of the solution must be included.</text:p>
        </text:list-item>
      </text:list>
      <text:p text:style-name="Standard"/>
      <text:p text:style-name="Standard"><text:tab/>Possible match for core topics: 1 to 11</text:p>
      <text:p text:style-name="P5"/>
      <text:list xml:id="list1374684661" text:style-name="WWNum10">
        <text:list-item>
          <text:p text:style-name="P16">Deploy the solution above in a container environment.</text:p>
        </text:list-item>
      </text:list>
      <text:p text:style-name="P7"/>
      <text:p text:style-name="P7">Possible match for core topics: 1 to 11</text:p>
      <text:p text:style-name="Standard"/>
      <text:list xml:id="list3107606485" text:style-name="WWNum7">
        <text:list-item>
          <text:p text:style-name="P17">Deploy the solution above in a serverless environment.</text:p>
        </text:list-item>
      </text:list>
      <text:p text:style-name="P7"/>
      <text:p text:style-name="P7">Possible match for core topics: 1 to 11</text:p>
      <text:p text:style-name="Standard"/>
      <text:list xml:id="list4013688670" text:style-name="WWNum12">
        <text:list-item>
          <text:p text:style-name="P18">Create a fronted for the application. The frontend must be done using a JS framework. Use an authorization method. The UI must allow to perform the queries accepted by the backend. </text:p>
        </text:list-item>
      </text:list>
      <text:p text:style-name="P7"><text:soft-page-break/></text:p>
      <text:p text:style-name="P7">Possible match for core topics: 1 to 11</text:p>
      <text:p text:style-name="P7"/>
      <text:list xml:id="list173547477303593" text:continue-numbering="true" text:style-name="WWNum12">
        <text:list-item>
          <text:p text:style-name="P18">The same requirements for the backend also apply in terms of the deployment of the solution.</text:p>
        </text:list-item>
      </text:list>
      <text:p text:style-name="Standard"/>
      <text:p text:style-name="P7">Possible match for core topics: 1 to 11</text:p>
      <text:p text:style-name="P7"/>
      <text:list xml:id="list485230616" text:style-name="WWNum8">
        <text:list-item>
          <text:p text:style-name="P19">Develop optimization improvements related with resources consumption, billing, solution complexity for any or both of frontend and backend.</text:p>
        </text:list-item>
      </text:list>
      <text:p text:style-name="P7"/>
      <text:list xml:id="list2978636963" text:style-name="WWNum13">
        <text:list-item>
          <text:p text:style-name="P20">New feature: Everytime an event is generated by the app, a notification must be sent to a specific communication channel. The notifications must be sent to Slack and Teams communication channels.</text:p>
        </text:list-item>
      </text:list>
      <text:p text:style-name="P7"/>
      <text:list xml:id="list2675949175" text:style-name="WWNum11">
        <text:list-item>
          <text:p text:style-name="P21">New feature: Create a CLI that allows a member of the team to query the backend endpoint (URIs). Authorization using username/password and MFA is needed. Only admin users can activate/deactivate members.</text:p>
        </text:list-item>
      </text:list>
      <text:p text:style-name="P31"><text:bookmark text:name="_ftde4t4se59e"/>Core Topics </text:p>
      <text:p text:style-name="Standard"/>
      <text:list xml:id="list272576900" text:style-name="WWNum3">
        <text:list-item>
          <text:p text:style-name="P22">Agile Methodologies</text:p>
          <text:list>
            <text:list-item>
              <text:p text:style-name="P24">Concept of Agile</text:p>
            </text:list-item>
            <text:list-item>
              <text:p text:style-name="P24">Agile Manifesto</text:p>
            </text:list-item>
            <text:list-item>
              <text:p text:style-name="P24"><office:annotation office:name="__Annotation__103_2535812757"><dc:creator>Martín Chávez</dc:creator><dc:date>2019-07-06T15:22:09</dc:date><text:p><text:span text:style-name="T11">I suggest to include an introduction of KANVAN as an advanced Scrum methodology (Continuous increment) based on these references:</text:span></text:p><text:p><text:span text:style-name="T11">1) https://dc722jrlp2zu8.cloudfront.net/media/attachments/academy_lesson/4351/Evolucion_continua.pdf</text:span></text:p><text:p><text:span text:style-name="T11">2) <text:s/>https://dc722jrlp2zu8.cloudfront.net/media/attachments/academy_lesson/4350/Tecnico_vs_avanzado.pdf</text:span></text:p><text:p><text:span text:style-name="T11">3) https://dc722jrlp2zu8.cloudfront.net/media/attachments/academy_lesson/4352/Metodolog%C3%ADas.pdf</text:span></text:p><text:p><text:span text:style-name="T11">4) https://www.agilesparks.com/blog/the-sprint-increment-is-dead/</text:span></text:p></office:annotation>Scrum <office:annotation-end office:name="__Annotation__103_2535812757"/></text:p>
              <text:list>
                <text:list-item>
                  <text:p text:style-name="P28">Roles</text:p>
                </text:list-item>
                <text:list-item>
                  <text:p text:style-name="P28">Project, Features, <office:annotation office:name="__Annotation__109_2535812757"><dc:creator>Martín Chávez</dc:creator><dc:date>2019-07-06T15:28:52</dc:date><text:p><text:span text:style-name="T11">I suggest to take these references for User Stories:</text:span></text:p><text:p><text:span text:style-name="T11">1) https://www.mountaingoatsoftware.com/agile/user-stories</text:span></text:p><text:p><text:span text:style-name="T11">2) https://www.mountaingoatsoftware.com/agile/user-stories#modal-user-story-examples</text:span></text:p></office:annotation>User Stories<office:annotation-end office:name="__Annotation__109_2535812757"/> and Tasks</text:p>
                </text:list-item>
                <text:list-item>
                  <text:p text:style-name="P28">Velocity (<office:annotation office:name="__Annotation__115_2535812757"><dc:creator>Martín Chávez</dc:creator><dc:date>2019-07-06T15:40:32</dc:date><text:p><text:span text:style-name="T11">When I was a Systems Engineer student, I was in the course of PSP and adquire these material that I suggest to use as a reference (review the tutorial .ppt):</text:span></text:p><text:p><text:span text:style-name="T11">1) https://drive.google.com/drive/folders/1EBVCguTpZ4ihHRqycDwSDfwoCQD7CdLP?usp=sharing</text:span></text:p><text:p><text:span text:style-name="T11">2) Application: https://www.processdash.com/</text:span></text:p><text:p/><text:p><text:span text:style-name="T11">In my actual work, sometimes I use this online app as a complement of evaluation of my work in terms of time spent in one task or another:</text:span></text:p><text:p><text:span text:style-name="T11">1) https://tmetric.com/</text:span></text:p></office:annotation>Personal Software Process<office:annotation-end office:name="__Annotation__115_2535812757"/>)</text:p>
                </text:list-item>
              </text:list>
            </text:list-item>
          </text:list>
        </text:list-item>
        <text:list-item>
          <text:p text:style-name="P22">Linux</text:p>
          <text:list>
            <text:list-item>
              <text:p text:style-name="P24">Shells (zsh, fish)</text:p>
            </text:list-item>
            <text:list-item>
              <text:p text:style-name="P24">Plugins</text:p>
            </text:list-item>
            <text:list-item>
              <text:p text:style-name="P24">Tools</text:p>
            </text:list-item>
          </text:list>
        </text:list-item>
        <text:list-item>
          <text:p text:style-name="P22"><office:annotation office:name="__Annotation__124_2535812757"><dc:creator>Martín Chávez</dc:creator><dc:date>2019-07-06T15:57:20</dc:date><text:p><text:span text:style-name="T11">Recently, in the last two months I has been working with Gitlab, git and gitflow based on these references:</text:span></text:p><text:p><text:span text:style-name="T11">1) https://openwebinars.net/blog/git-flow-tipos-de-ramas/</text:span></text:p><text:p><text:span text:style-name="T11">2) <text:s/>https://es.atlassian.com/git/tutorials/comparing-workflows/gitflow-workflow</text:span></text:p><text:p><text:span text:style-name="T11">3) https://recursos.openwebinars.net/recurso/cheat-sheet-20-comandos-git/?ref=cta-blog</text:span></text:p><text:p/><text:p><text:span text:style-name="T11">And I suggest to include the pair programming as fundamental practice to promote best practices:</text:span></text:p><text:p><text:span text:style-name="T11">2) https://guides.github.com/introduction/flow/</text:span></text:p></office:annotation>Git<office:annotation-end office:name="__Annotation__124_2535812757"/></text:p>
          <text:list>
            <text:list-item>
              <text:p text:style-name="P24">Basics</text:p>
            </text:list-item>
            <text:list-item>
              <text:p text:style-name="P24">Git flow</text:p>
            </text:list-item>
            <text:list-item>
              <text:p text:style-name="P24">Tools (GitHub, GitLab, Git Editors, Git Plugins)</text:p>
            </text:list-item>
          </text:list>
        </text:list-item>
        <text:list-item>
          <text:p text:style-name="P22">Infrastructure as Code (IaC)</text:p>
          <text:list>
            <text:list-item>
              <text:p text:style-name="P24">Declarative</text:p>
            </text:list-item>
            <text:list-item>
              <text:p text:style-name="P24">Imperative</text:p>
            </text:list-item>
            <text:list-item>
              <text:p text:style-name="P26">IaC Tools (Terraform, CloudFormation, Troposphere)</text:p>
            </text:list-item>
            <text:list-item>
              <text:p text:style-name="P26">Configuration Management (SaltStack, Ansible, Chef, Puppet)</text:p>
            </text:list-item>
            <text:list-item>
              <text:p text:style-name="P26">Open source tools</text:p>
            </text:list-item>
          </text:list>
        </text:list-item>
        <text:list-item>
          <text:p text:style-name="P22">Microservices</text:p>
          <text:list>
            <text:list-item>
              <text:p text:style-name="P24">REST, GRAPHQL</text:p>
            </text:list-item>
            <text:list-item>
              <text:p text:style-name="P24">Microframeworks, Solution template</text:p>
            </text:list-item>
            <text:list-item>
              <text:p text:style-name="P24">OPEN API <text:s/>3.0</text:p>
            </text:list-item>
          </text:list>
        </text:list-item>
        <text:list-item>
          <text:p text:style-name="P22">Databases</text:p>
          <text:list>
            <text:list-item>
              <text:p text:style-name="P24"><text:soft-page-break/>SQL</text:p>
            </text:list-item>
            <text:list-item>
              <text:p text:style-name="P24">NOSQL</text:p>
            </text:list-item>
            <text:list-item>
              <text:p text:style-name="P24">New SQL</text:p>
            </text:list-item>
          </text:list>
        </text:list-item>
        <text:list-item>
          <text:p text:style-name="P22">Tests</text:p>
          <text:list>
            <text:list-item>
              <text:p text:style-name="P24"><office:annotation office:name="__Annotation__143_2535812757"><dc:creator>Martín Chávez</dc:creator><dc:date>2019-07-06T16:00:45</dc:date><text:p><text:span text:style-name="T11">I just start learning these methodologies, I suggest this reference of Martin Fowler:</text:span></text:p><text:p><text:span text:style-name="T11">https://martinfowler.com/bliki/GivenWhenThen.html</text:span></text:p><text:p/><text:p><text:span text:style-name="T11">2) https://openwebinars.net/blog/tdd-en-entornos-agiles/</text:span></text:p><text:p><text:span text:style-name="T11">3) https://openwebinars.net/blog/que-es-tdd-test-driven-development/</text:span></text:p><text:p><text:span text:style-name="T11">4) https://www.carlosble.com/downloads/disenoAgilConTdd_ebook.pdf</text:span></text:p></office:annotation>TDD, BDD<office:annotation-end office:name="__Annotation__143_2535812757"/></text:p>
            </text:list-item>
            <text:list-item>
              <text:p text:style-name="P24">Performance tests</text:p>
            </text:list-item>
            <text:list-item>
              <text:p text:style-name="P27">End to End</text:p>
            </text:list-item>
            <text:list-item>
              <text:p text:style-name="P27">Acceptance </text:p>
            </text:list-item>
          </text:list>
        </text:list-item>
        <text:list-item>
          <text:p text:style-name="P22">Microservices intercommunication</text:p>
          <text:list>
            <text:list-item>
              <text:p text:style-name="P24"><text:s/>Service Discovery</text:p>
            </text:list-item>
            <text:list-item>
              <text:p text:style-name="P24">Message Queues</text:p>
            </text:list-item>
            <text:list-item>
              <text:p text:style-name="P24">Streaming</text:p>
            </text:list-item>
            <text:list-item>
              <text:p text:style-name="P24">Message Topics</text:p>
            </text:list-item>
            <text:list-item>
              <text:p text:style-name="P24">GRPC</text:p>
            </text:list-item>
          </text:list>
        </text:list-item>
        <text:list-item>
          <text:p text:style-name="P22">CI/CD Tools</text:p>
          <text:list>
            <text:list-item>
              <text:p text:style-name="P24">Jenkins</text:p>
            </text:list-item>
            <text:list-item>
              <text:p text:style-name="P24">Concourse</text:p>
            </text:list-item>
            <text:list-item>
              <text:p text:style-name="P24">Travis</text:p>
            </text:list-item>
            <text:list-item>
              <text:p text:style-name="P24">Drone.io</text:p>
            </text:list-item>
            <text:list-item>
              <text:p text:style-name="P24">CircleCI</text:p>
            </text:list-item>
            <text:list-item>
              <text:p text:style-name="P24">GoCD</text:p>
            </text:list-item>
          </text:list>
        </text:list-item>
        <text:list-item>
          <text:p text:style-name="P22">Solutions architectures <text:bookmark-start text:name="__DdeLink__581_1288296204"/>across<text:bookmark-end text:name="__DdeLink__581_1288296204"/> cloud providers</text:p>
          <text:list>
            <text:list-item>
              <text:p text:style-name="P24">VMs</text:p>
            </text:list-item>
            <text:list-item>
              <text:p text:style-name="P24">Containers</text:p>
            </text:list-item>
            <text:list-item>
              <text:p text:style-name="P24">Serverless</text:p>
            </text:list-item>
          </text:list>
        </text:list-item>
        <text:list-item>
          <text:p text:style-name="P22">Deployment</text:p>
          <text:list>
            <text:list-item>
              <text:p text:style-name="P24">Blue green deployment</text:p>
            </text:list-item>
            <text:list-item>
              <text:p text:style-name="P24">Red black deployment</text:p>
            </text:list-item>
            <text:list-item>
              <text:p text:style-name="P24">Canary deployment</text:p>
            </text:list-item>
          </text:list>
        </text:list-item>
      </text:list>
      <text:p text:style-name="P5"/>
      <text:p text:style-name="Standard"/>
      <text:p text:style-name="Standard"/>
      <text:p text:style-name="P9"><text:bookmark text:name="_goipqvqkjs7o"/>References</text:p>
      <text:p text:style-name="Standard"/>
      <text:list xml:id="list2638529117" text:style-name="WWNum4">
        <text:list-item>
          <text:p text:style-name="P23">Agile Methodologies</text:p>
          <text:list>
            <text:list-item>
              <text:p text:style-name="P25"><text:a xlink:type="simple" xlink:href="http://scrummethodology.com/" text:style-name="ListLabel_20_127" text:visited-style-name="ListLabel_20_127"><text:span text:style-name="T5">What is scrum?</text:span></text:a><text:span text:style-name="T8"> </text:span></text:p>
            </text:list-item>
            <text:list-item>
              <text:p text:style-name="P25"><text:a xlink:type="simple" xlink:href="http://scrummethodology.com/" text:style-name="ListLabel_20_127" text:visited-style-name="ListLabel_20_127"><text:span text:style-name="T5">How Does Scrum Fit With Agile? </text:span></text:a></text:p>
            </text:list-item>
            <text:list-item>
              <text:p text:style-name="P25"><text:a xlink:type="simple" xlink:href="https://www.itmplatform.com/es/blog/kanban-por-que-es-agil-y-en-que-aventaja-a-scrum/" text:style-name="ListLabel_20_128" text:visited-style-name="ListLabel_20_128"><text:span text:style-name="T6">Kanban or Scrum?</text:span></text:a></text:p>
            </text:list-item>
          </text:list>
        </text:list-item>
        <text:list-item>
          <text:p text:style-name="P23">Linux</text:p>
          <text:list>
            <text:list-item>
              <text:p text:style-name="P25"><text:a xlink:type="simple" xlink:href="https://devhints.io/bash" text:style-name="ListLabel_20_128" text:visited-style-name="ListLabel_20_128"><text:span text:style-name="T6">Bashscripting Guide</text:span></text:a> </text:p>
            </text:list-item>
            <text:list-item>
              <text:p text:style-name="P25">Commands: <text:a xlink:type="simple" xlink:href="https://github.com/alebcay/awesome-shell" text:style-name="ListLabel_20_128" text:visited-style-name="ListLabel_20_128"><text:span text:style-name="T6">Awesome Shell</text:span></text:a></text:p>
            </text:list-item>
          </text:list>
        </text:list-item>
        <text:list-item>
          <text:p text:style-name="P23">Git</text:p>
          <text:list>
            <text:list-item>
              <text:p text:style-name="P25"><text:a xlink:type="simple" xlink:href="https://rollout.io/blog/branching-strategy/" text:style-name="ListLabel_20_128" text:visited-style-name="ListLabel_20_128"><text:span text:style-name="T6">Branching strategies</text:span></text:a> (<text:a xlink:type="simple" xlink:href="https://es.atlassian.com/git/tutorials/comparing-workflows/gitflow-workflow" text:style-name="ListLabel_20_128" text:visited-style-name="ListLabel_20_128"><text:span text:style-name="T6">GitFlow</text:span></text:a>, <text:a xlink:type="simple" xlink:href="https://trunkbaseddevelopment.com/" text:style-name="ListLabel_20_128" text:visited-style-name="ListLabel_20_128"><text:span text:style-name="T6">Trunk Based Development</text:span></text:a>)</text:p>
            </text:list-item>
            <text:list-item>
              <text:p text:style-name="P25"><text:a xlink:type="simple" xlink:href="https://devhints.io/?q=git" text:style-name="ListLabel_20_128" text:visited-style-name="ListLabel_20_128"><text:span text:style-name="T6">Commands</text:span></text:a></text:p>
            </text:list-item>
          </text:list>
        </text:list-item>
        <text:list-item>
          <text:p text:style-name="P23">Software Architecture</text:p>
          <text:list>
            <text:list-item>
              <text:p text:style-name="P25"><text:a xlink:type="simple" xlink:href="https://www.thoughtworks.com/insights/blog/microservices-nutshell" text:style-name="ListLabel_20_128" text:visited-style-name="ListLabel_20_128"><text:span text:style-name="T6">Microservices in a Nutshell</text:span></text:a>, Microservices <text:a xlink:type="simple" xlink:href="https://martinfowler.com/articles/microservices.html" text:style-name="ListLabel_20_128" text:visited-style-name="ListLabel_20_128"><text:span text:style-name="T6">Definition by Martin Fowler</text:span></text:a></text:p>
            </text:list-item>
            <text:list-item>
              <text:p text:style-name="P25"><text:a xlink:type="simple" xlink:href="https://airbrake.io/blog/software-design/domain-driven-design" text:style-name="ListLabel_20_128" text:visited-style-name="ListLabel_20_128"><text:span text:style-name="T6">What is DDD?</text:span></text:a></text:p>
            </text:list-item>
            <text:list-item>
              <text:p text:style-name="P30"><text:bookmark text:name="_720j7ov8wof1"/><text:a xlink:type="simple" xlink:href="https://medium.com/back-to-the-napkin/domain-driven-design-ddd-a-technical-perspective-on-software-platform-strategy-4919bbeae782" text:style-name="ListLabel_20_129" text:visited-style-name="ListLabel_20_129"><text:span text:style-name="T7">Domain Driven Design (DDD) — A Technical Perspective On Software Platform Strategy</text:span></text:a></text:p>
            </text:list-item>
            <text:list-item>
              <text:p text:style-name="P25"><text:a xlink:type="simple" xlink:href="https://searchmicroservices.techtarget.com/answer/What-does-Model-Driven-Architecture-mean" text:style-name="ListLabel_20_128" text:visited-style-name="ListLabel_20_128"><text:span text:style-name="T6">MDA</text:span></text:a></text:p>
            </text:list-item>
            <text:list-item>
              <text:p text:style-name="P25"><text:a xlink:type="simple" xlink:href="https://stackoverflow.com/questions/4166816/domain-driven-design-vs-model-driven-architecture" text:style-name="ListLabel_20_128" text:visited-style-name="ListLabel_20_128"><text:span text:style-name="T6">DDD versus MDA</text:span></text:a></text:p>
            </text:list-item>
          </text:list>
        </text:list-item>
        <text:list-item>
          <text:p text:style-name="P23">Tests</text:p>
          <text:list>
            <text:list-item>
              <text:p text:style-name="P25"><text:a xlink:type="simple" xlink:href="https://openwebinars.net/blog/tdd-en-entornos-agiles/" text:style-name="ListLabel_20_128" text:visited-style-name="ListLabel_20_128"><text:span text:style-name="T6">Test Drive Development</text:span></text:a></text:p>
              <text:list>
                <text:list-item>
                  <text:p text:style-name="P29"><text:a xlink:type="simple" xlink:href="https://www.carlosble.com/downloads/disenoAgilConTdd_ebook.pdf" text:style-name="ListLabel_20_128" text:visited-style-name="ListLabel_20_128"><text:span text:style-name="T6">Diseño agil con TDD</text:span></text:a></text:p>
                </text:list-item>
              </text:list>
            </text:list-item>
            <text:list-item>
              <text:p text:style-name="P25">Behaviour Driven Development</text:p>
              <text:list>
                <text:list-item>
                  <text:p text:style-name="P29"><text:a xlink:type="simple" xlink:href="https://www.agilealliance.org/glossary/bdd/" text:style-name="ListLabel_20_128" text:visited-style-name="ListLabel_20_128"><text:span text:style-name="T6">Main Concepts</text:span></text:a></text:p>
                </text:list-item>
                <text:list-item>
                  <text:p text:style-name="P29"><text:a xlink:type="simple" xlink:href="https://medium.com/@TechMagic/get-started-with-behavior-driven-development-ecdca40e827b" text:style-name="ListLabel_20_128" text:visited-style-name="ListLabel_20_128"><text:span text:style-name="T6">How to start?</text:span></text:a></text:p>
                </text:list-item>
                <text:list-item>
                  <text:p text:style-name="P29"><text:a xlink:type="simple" xlink:href="https://martinfowler.com/bliki/GivenWhenThen.html" text:style-name="ListLabel_20_128" text:visited-style-name="ListLabel_20_128"><text:span text:style-name="T6">By Martin Fowler</text:span></text:a></text:p>
                </text:list-item>
              </text:list>
            </text:list-item>
            <text:list-item>
              <text:p text:style-name="P25">Performance and Load Test</text:p>
              <text:list>
                <text:list-item>
                  <text:p text:style-name="P29"><text:a xlink:type="simple" xlink:href="https://jmeter.apache.org/usermanual/boss.html" text:style-name="ListLabel_20_128" text:visited-style-name="ListLabel_20_128"><text:span text:style-name="T6">My boss wants me to load test our application! - JMETER</text:span></text:a> (<text:a xlink:type="simple" xlink:href="https://www.guru99.com/jmeter-performance-testing.html" text:style-name="ListLabel_20_128" text:visited-style-name="ListLabel_20_128"><text:span text:style-name="T6">Alternative 1</text:span></text:a>, <text:a xlink:type="simple" xlink:href="https://www.digitalocean.com/community/tutorials/how-to-use-apache-jmeter-to-perform-load-testing-on-a-web-server" text:style-name="ListLabel_20_128" text:visited-style-name="ListLabel_20_128"><text:span text:style-name="T6">Alternative 2</text:span></text:a>)</text:p>
                </text:list-item>
              </text:list>
            </text:list-item>
          </text:list>
        </text:list-item>
        <text:list-item>
          <text:p text:style-name="P23">Microservices intercommunication</text:p>
        </text:list-item>
        <text:list-item>
          <text:p text:style-name="P23">CI/CD Tools</text:p>
        </text:list-item>
        <text:list-item>
          <text:p text:style-name="P23">General Resources</text:p>
          <text:list>
            <text:list-item>
              <text:p text:style-name="P25"><text:a xlink:type="simple" xlink:href="https://github.com/kamranahmedse/developer-roadmap" text:style-name="ListLabel_20_128" text:visited-style-name="ListLabel_20_128"><text:span text:style-name="T6">DevOps Roadmap 2019</text:span></text:a></text:p>
            </text:list-item>
            <text:list-item>
              <text:p text:style-name="P25"><text:a xlink:type="simple" xlink:href="https://devops.com/9-open-source-devops-tools-love/" text:style-name="ListLabel_20_128" text:visited-style-name="ListLabel_20_128"><text:span text:style-name="T6">9 open source devops tools</text:span></text:a></text:p>
            </text:list-item>
            <text:list-item>
              <text:p text:style-name="P25"><text:a xlink:type="simple" xlink:href="https://drive.google.com/open?id=1aAGV9rBEfjuKErtr-ycOhmLVIQwUQRhO" text:style-name="ListLabel_20_128" text:visited-style-name="ListLabel_20_128"><text:span text:style-name="T6">Book State of devOps Tools, downloaded from devops.com</text:span></text:a></text:p>
            </text:list-item>
            <text:list-item>
              <text:p text:style-name="P25"><text:a xlink:type="simple" xlink:href="https://www.stackhpc.com/the-state-of-hpc-containers.html" text:style-name="ListLabel_20_128" text:visited-style-name="ListLabel_20_128"><text:span text:style-name="T6">High Performance Computing Containers</text:span></text:a> <text:span text:style-name="T9">(HPC)</text:span></text:p>
              <text:list>
                <text:list-item>
                  <text:p text:style-name="P29"><text:a xlink:type="simple" xlink:href="https://www.stackhpc.com/k8s-mpi.html" text:style-name="ListLabel_20_128" text:visited-style-name="ListLabel_20_128"><text:span text:style-name="T6">Kubernetes, HPC and MPI</text:span></text:a></text:p>
                </text:list-item>
                <text:list-item>
                  <text:p text:style-name="P29"><text:a xlink:type="simple" xlink:href="https://www.openstack.org/videos/summits/austin-2016/bright-computing-high-performance-computing-hpc-and-big-data-on-demand-with-cluster-as-a-service-caas" text:style-name="ListLabel_20_128" text:visited-style-name="ListLabel_20_128"><text:span text:style-name="T6">Bright Computing - High Performance Computing (HPC) and Big Data on demand with Cluster-as-a-Service (CaaS)</text:span></text:a></text:p>
                </text:list-item>
                <text:list-item>
                  <text:p text:style-name="P29">High Throughput Computing <text:span text:style-name="T9">(HTC)</text:span></text:p>
                </text:list-item>
                <text:list-item>
                  <text:p text:style-name="P29"><text:a xlink:type="simple" xlink:href="https://www.openstack.org/assets/presentation-media/HPCandCloud-Efficient-utilization-pdf.pdf" text:style-name="ListLabel_20_128" text:visited-style-name="ListLabel_20_128"><text:span text:style-name="T6">HTC and HPC</text:span></text:a></text:p>
                </text:list-item>
              </text:list>
            </text:list-item>
            <text:list-item>
              <text:p text:style-name="P25"><text:a xlink:type="simple" xlink:href="https://hackernoon.com/creating-a-website-monitoring-service-in-half-an-hour-using-lambdas-4f64fb199df3" text:style-name="ListLabel_20_128" text:visited-style-name="ListLabel_20_128"><text:span text:style-name="T6">Creating A Highly Scalable Website Monitoring Service in half an hour using AWS Lambda</text:span></text:a></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style:style style:name="ListLabel_20_129" style:display-name="ListLabel 129" style:family="text">
      <style:text-properties fo:color="#1155cc" fo:font-size="11pt" style:text-underline-style="solid" style:text-underline-width="auto" style:text-underline-color="font-color"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9-03T17:35:45.782712338</dc:date>
    <meta:editing-duration>PT9M46S</meta:editing-duration>
    <meta:editing-cycles>1</meta:editing-cycles>
    <meta:document-statistic meta:table-count="0" meta:image-count="0" meta:object-count="0" meta:page-count="5" meta:paragraph-count="140" meta:word-count="1125" meta:character-count="6872" meta:non-whitespace-character-count="5990"/>
  </office:meta>
</office:document-meta>
</file>